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26pt" officeooo:rsid="00124b3d" officeooo:paragraph-rsid="00124b3d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Ego sum porta quae ducit ad scient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3:18:48.578000000</meta:creation-date>
    <dc:date>2016-02-22T23:22:44.455000000</dc:date>
    <meta:editing-duration>PT3M54S</meta:editing-duration>
    <meta:editing-cycles>3</meta:editing-cycles>
    <meta:generator>LibreOffice/5.0.3.2$Windows_x86 LibreOffice_project/e5f16313668ac592c1bfb310f4390624e3dbfb75</meta:generator>
    <meta:document-statistic meta:table-count="0" meta:image-count="0" meta:object-count="0" meta:page-count="1" meta:paragraph-count="1" meta:word-count="7" meta:character-count="36" meta:non-whitespace-character-count="30"/>
  </office:meta>
</office:document-meta>
</file>